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185972" officeooo:paragraph-rsid="00185972"/>
    </style:style>
    <style:style style:name="P2" style:family="paragraph" style:parent-style-name="Standard">
      <style:text-properties officeooo:paragraph-rsid="00185972"/>
    </style:style>
    <style:style style:name="T1" style:family="text">
      <style:text-properties officeooo:rsid="00185972"/>
    </style:style>
    <style:style style:name="T2" style:family="text">
      <style:text-properties style:font-name="serif" fo:font-size="15.7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 = {(x, y) </text:span>∈ ℕ<text:span text:style-name="T1">: |x-y| </text:span>≤ <text:s/><text:span text:style-name="T1">2}</text:span></text:p>
      <text:p text:style-name="P1">R = <text:s/>{(1, 0), (1, 1), (1, 2), (1, 3), (2, 0), (2, 1), (2, 2), (2,3), (2, 4)}</text:p>
      <text:p text:style-name="P1"/>
      <text:p text:style-name="P2"/>
      <text:p text:style-name="P2"/>
      <text:p text:style-name="P2"/>
      <text:p text:style-name="P1">Seja X e Y ∈R. Considerando o par ordenado onde X <text:s/>= 1 e Y = 0, concluímos que o conjunto não é reflexivo, pois X é diferente de Y. </text:p>
      <text:p text:style-name="P1"/>
      <text:p text:style-name="P1"><text:bookmark text:name="page123R_mcid14"/><text:span text:style-name="T2">Prove ou refute:</text:span> <text:span text:style-name="T2">R</text:span> <text:span text:style-name="T2">é antirreflexiva</text:span></text:p>
      <text:p text:style-name="P1">Seja X e Y ∈R. Considerando o par ordenado onde X <text:s/>= 1 e Y = 1, concluímos que o conjunto não é antirreflexivo, pois X = Y. </text:p>
      <text:p text:style-name="P1"/>
      <text:p text:style-name="P1"><text:bookmark text:name="page123R_mcid15"/><text:span text:style-name="T2">Prove ou refute:</text:span> <text:span text:style-name="T2">R</text:span> <text:span text:style-name="T2">é simétrica.</text:span></text:p>
      <text:p text:style-name="P1">Seja X e Y ∈R. Temos que se xRy é simétrica então há no conjunto os pares ordenados (x, y) e (y,x). Portanto, aplicando essa caracteristica em todos os pares do conjunto R, chegamos a conclusão que R é simétrica. </text:p>
      <text:p text:style-name="P1"><text:bookmark text:name="page123R_mcid16"/><text:span text:style-name="T2">Prove ou refute:</text:span> <text:span text:style-name="T2">R</text:span> <text:span text:style-name="T2">é antissimétrica.</text:span></text:p>
      <text:p text:style-name="P1">Seja X e Y ∈R. Considerando o par ordenado onde X <text:s/>= 2 e Y = 1, temos, por definição de antissimetria, que o conjunto R não é antissimetrico, pois há o par ordenado (y, x) pertence ao conjunto R. <text:s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1:39:07.967761777</meta:creation-date>
    <dc:date>2023-01-26T12:10:24.338106556</dc:date>
    <meta:editing-duration>PT31M51S</meta:editing-duration>
    <meta:editing-cycles>1</meta:editing-cycles>
    <meta:document-statistic meta:table-count="0" meta:image-count="0" meta:object-count="0" meta:page-count="1" meta:paragraph-count="9" meta:word-count="184" meta:character-count="872" meta:non-whitespace-character-count="687"/>
    <meta:generator>LibreOffice/7.4.3.2$Linux_X86_64 LibreOffice_project/40$Build-2</meta:generator>
  </office:meta>
</office:document-meta>
</file>